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2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Bitstream Vera Sans Mono1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fffff" style:font-name="Bitstream Vera Sans Mono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3cm" svg:x="1cm" svg:y="1cm">
          <text:p text:style-name="P1"><text:span text:style-name="T1">01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6:05:10.776632464</meta:creation-date>
    <dc:date>2018-02-01T17:39:30.067388834</dc:date>
    <meta:editing-duration>PT36M57S</meta:editing-duration>
    <meta:editing-cycles>3</meta:editing-cycles>
    <meta:generator>LibreOffice/5.1.6.2$Linux_X86_64 LibreOffice_project/10m0$Build-2</meta:generator>
    <meta:document-statistic meta:object-count="1"/>
  </office:meta>
</office:document-meta>
</file>